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82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First</text:p>
          </table:table-cell>
          <table:table-cell office:value-type="time" office:time-value="PT14H49M9.000S" table:style-name="ce9">
            <text:p>14:49:09</text:p>
          </table:table-cell>
          <table:table-cell office:value-type="string" table:style-name="ce12">
            <text:p>Last</text:p>
          </table:table-cell>
          <table:table-cell office:value-type="time" office:time-value="PT14H50M9.000S" table:style-name="ce9">
            <text:p>14:50:09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0.8666666666666667" table:style-name="ce13">
            <text:p>1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3.1333333333333333" table:style-name="ce14">
            <text:p>3.1</text:p>
          </table:table-cell>
          <table:table-cell office:value-type="float" office:value="0.56666666666666665" table:style-name="ce14">
            <text:p>0.6</text:p>
          </table:table-cell>
          <table:table-cell office:value-type="float" office:value="0" table:style-name="ce14">
            <text:p>0.0</text:p>
          </table:table-cell>
          <table:table-cell office:value-type="float" office:value="96.3" table:style-name="ce14">
            <text:p>96.3</text:p>
          </table:table-cell>
          <table:table-cell office:value-type="float" office:value="3.7000000000000006" table:style-name="ce14">
            <text:p>3.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.8" table:style-name="ce13">
            <text:p>2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8" table:style-name="ce14">
            <text:p>8.0</text:p>
          </table:table-cell>
          <table:table-cell office:value-type="float" office:value="1" table:style-name="ce14">
            <text:p>1.0</text:p>
          </table:table-cell>
          <table:table-cell office:value-type="float" office:value="0" table:style-name="ce14">
            <text:p>0.0</text:p>
          </table:table-cell>
          <table:table-cell office:value-type="float" office:value="99.7" table:style-name="ce14">
            <text:p>99.7</text:p>
          </table:table-cell>
          <table:table-cell office:value-type="float" office:value="9" table:style-name="ce14">
            <text:p>9.0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3462H50M9.000S" table:style-name="ce9">
            <text:p>14:50:09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2.5531914893617023" table:style-name="ce14">
            <text:p>2.6</text:p>
          </table:table-cell>
          <table:table-cell office:value-type="float" office:value="1.7647058823529411" table:style-name="ce14">
            <text:p>1.8</text:p>
          </table:table-cell>
          <table:table-cell office:value-type="float" office:value="0" table:style-name="ce14">
            <text:p>0.0</text:p>
          </table:table-cell>
          <table:table-cell office:value-type="float" office:value="1.035306334371755" table:style-name="ce14">
            <text:p>1.0</text:p>
          </table:table-cell>
          <table:table-cell office:value-type="float" office:value="2.432432432432432" table:style-name="ce14">
            <text:p>2.4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.5840000000000001" table:style-name="ce13">
            <text:p>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3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3-09T00:00:00" table:style-name="ce5">
            <text:p>09-Ma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3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3" table:style-name="ce4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4M49.080S" table:style-name="ce6">
            <text:p>00:14:4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84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5729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7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081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3868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184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8178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5689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183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8885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6843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8177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5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39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63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76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33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53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4210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526088 0 52206 4797228 12906 0 2218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134597 0 14695 1186897 2486 0 1217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132935 0 13089 1201241 3154 0 353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138651 0 12379 1196795 1934 0 313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119904 0 12041 1212294 5331 0 333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4825297 49 1153 0 0 0 0 2 0 1 0 0 0 1118 0 44197 65 0 0 0 0 0 0 0 22 0 0 0 0 0 0 0 0 856379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289147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12712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103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30256674 0 2328688 261509 25573981 44238 0 1093 662896 1263 13830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227227687 25281453 <text:s text:c="3"/>0 <text:s text:c="3"/>0 <text:s text:c="3"/>0 <text:s text:c="4"/>0 <text:s text:c="9"/>0 <text:s text:c="8"/>0 227227687 25281453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63316741 <text:s/>459324 <text:s text:c="3"/>0 <text:s/>146 <text:s text:c="3"/>0 <text:s text:c="4"/>0 <text:s text:c="9"/>0 <text:s text:c="8"/>0 789437677 <text:s/>662006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1681 10270 713190 236680 32511 1260300 10376224 8237568 0 216996 84816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1578 10240 712138 236072 32511 1260300 10376224 8237568 0 216796 84810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60 0 0 0 0 0 60 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2 30 656 448 0 0 0 0 0 448 4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593 4943883 21 55 6 54 78414 309594 20 0 1 0 4 2932736 400 4294967295 15511552 15611388 0 0 0 0 0 4096 536946211 4294967295 0 0 0 0 0 0 166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00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459324 errors:0 dropped:146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662006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63316741 (63.3 MB) <text:s/>TX bytes:789437677 (789.4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25281453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25281453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27227687 (227.2 MB) <text:s/>TX bytes:227227687 (227.2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40 <text:s text:c="5"/>2940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05556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6.48611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3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3462H49M9.000S" table:style-name="ce9">
            <text:p>14:49:09</text:p>
          </table:table-cell>
          <table:table-cell office:value-type="float" office:value="1.3" table:style-name="ce1">
            <text:p>1.3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8.2" table:style-name="ce1">
            <text:p>98.2</text:p>
          </table:table-cell>
          <table:table-cell office:value-type="float" office:value="1.8" table:style-name="ce1">
            <text:p>1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462H49M39.000S" table:style-name="ce9">
            <text:p>14:49:39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462H50M9.000S" table:style-name="ce9">
            <text:p>14:50:09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.1333333333333333" table:style-name="ce1">
            <text:p>3.133333333</text:p>
          </table:table-cell>
          <table:table-cell office:value-type="float" office:value="0.56666666666666665" table:style-name="ce1">
            <text:p>0.566666667</text:p>
          </table:table-cell>
          <table:table-cell office:value-type="float" office:value="0" table:style-name="ce1">
            <text:p>0</text:p>
          </table:table-cell>
          <table:table-cell office:value-type="float" office:value="96.3" table:style-name="ce1">
            <text:p>96.3</text:p>
          </table:table-cell>
          <table:table-cell office:value-type="float" office:value="3.7000000000000006" table:style-name="ce1">
            <text:p>3.7</text:p>
          </table:table-cell>
          <table:table-cell table:number-columns-repeated="16378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5.7333333333333334" table:style-name="ce11">
            <text:p>5.7</text:p>
          </table:table-cell>
          <table:table-cell office:value-type="float" office:value="0.6" table:style-name="ce11">
            <text:p>0.6</text:p>
          </table:table-cell>
          <table:table-cell office:value-type="float" office:value="6.6666666666666666E-2" table:style-name="ce11">
            <text:p>0.1</text:p>
          </table:table-cell>
          <table:table-cell office:value-type="float" office:value="93.633333333333326" table:style-name="ce11">
            <text:p>93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6.1666666666666679" table:style-name="ce11">
            <text:p>6.2</text:p>
          </table:table-cell>
          <table:table-cell office:value-type="float" office:value="1.1333333333333335" table:style-name="ce11">
            <text:p>1.1</text:p>
          </table:table-cell>
          <table:table-cell office:value-type="float" office:value="6.6666666666666666E-2" table:style-name="ce11">
            <text:p>0.1</text:p>
          </table:table-cell>
          <table:table-cell office:value-type="float" office:value="92.633333333333326" table:style-name="ce11">
            <text:p>92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5.9000000000000012" table:style-name="ce11">
            <text:p>5.9</text:p>
          </table:table-cell>
          <table:table-cell office:value-type="float" office:value="0.53333333333333333" table:style-name="ce11">
            <text:p>0.5</text:p>
          </table:table-cell>
          <table:table-cell office:value-type="float" office:value="3.3333333333333333E-2" table:style-name="ce11">
            <text:p>0.0</text:p>
          </table:table-cell>
          <table:table-cell office:value-type="float" office:value="93.5" table:style-name="ce11">
            <text:p>93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6.0666666666666673" table:style-name="ce11">
            <text:p>6.1</text:p>
          </table:table-cell>
          <table:table-cell office:value-type="float" office:value="0.6" table:style-name="ce11">
            <text:p>0.6</text:p>
          </table:table-cell>
          <table:table-cell office:value-type="float" office:value="0.13333333333333333" table:style-name="ce11">
            <text:p>0.1</text:p>
          </table:table-cell>
          <table:table-cell office:value-type="float" office:value="93.2" table:style-name="ce11">
            <text:p>93.2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05556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6.48611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3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3462H49M9.000S" table:style-name="ce9">
            <text:p>14:49: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3462H49M39.000S" table:style-name="ce9">
            <text:p>14:49:39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1">
          <table:table-cell office:value-type="time" office:time-value="PT983462H50M9.000S" table:style-name="ce9">
            <text:p>14:50:09</text:p>
          </table:table-cell>
          <table:table-cell office:value-type="float" office:value="0" table:style-name="ce1">
            <text:p>0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1.8" table:style-name="ce1">
            <text:p>1.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4)" table:style-name="ce8">
            <text:p>0.0</text:p>
          </table:table-cell>
          <table:table-cell office:value-type="float" office:value="17.599999999999998" table:formula="msoxl:=AVERAGE(C2:C4)" table:style-name="ce8">
            <text:p>17.6</text:p>
          </table:table-cell>
          <table:table-cell office:value-type="float" office:value="0.8666666666666667" table:formula="msoxl:=AVERAGE(D2:D4)" table:style-name="ce8">
            <text:p>0.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6=0,0,MAX(SUMPRODUCT(B2:B4,B2:B4)/SUM(B2:B4)-B6,0))" table:style-name="ce8">
            <text:p>0.0</text:p>
          </table:table-cell>
          <table:table-cell office:value-type="float" office:value="16.65454545454546" table:formula="msoxl:=IF(C6=0,0,MAX(SUMPRODUCT(C2:C4,C2:C4)/SUM(C2:C4)-C6,0))" table:style-name="ce8">
            <text:p>16.7</text:p>
          </table:table-cell>
          <table:table-cell office:value-type="float" office:value="0.62564102564102564" table:formula="msoxl:=IF(D6=0,0,MAX(SUMPRODUCT(D2:D4,D2:D4)/SUM(D2:D4)-D6,0))" table:style-name="ce8">
            <text:p>0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4)-B6-B7)" table:style-name="ce8">
            <text:p>0.0</text:p>
          </table:table-cell>
          <table:table-cell office:value-type="float" office:value="6.5454545454545396" table:formula="msoxl:=ABS(MAX(C2:C4)-C6-C7)" table:style-name="ce8">
            <text:p>6.5</text:p>
          </table:table-cell>
          <table:table-cell office:value-type="float" office:value="0.30769230769230771" table:formula="msoxl:=ABS(MAX(D2:D4)-D6-D7)" table:style-name="ce8">
            <text:p>0.3</text:p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05556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6.48611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3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462H49M9.000S" table:style-name="ce9">
            <text:p>14:49: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2H49M39.000S" table:style-name="ce9">
            <text:p>14:49:39</text:p>
          </table:table-cell>
          <table:table-cell office:value-type="float" office:value="13.8" table:style-name="ce1">
            <text:p>13.8</text:p>
          </table:table-cell>
          <table:table-cell office:value-type="float" office:value="13.8" table:style-name="ce1">
            <text:p>1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7.6" table:style-name="ce1">
            <text:p>27.6</text:p>
          </table:table-cell>
          <table:table-cell table:number-columns-repeated="16128"/>
        </table:table-row>
        <table:table-row table:style-name="ro1">
          <table:table-cell office:value-type="time" office:time-value="PT983462H50M9.000S" table:style-name="ce9">
            <text:p>14:50:09</text:p>
          </table:table-cell>
          <table:table-cell office:value-type="float" office:value="21.9" table:style-name="ce1">
            <text:p>21.9</text:p>
          </table:table-cell>
          <table:table-cell office:value-type="float" office:value="21.9" table:style-name="ce1">
            <text:p>2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3.8" table:style-name="ce1">
            <text:p>43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1.9" table:formula="msoxl:=AVERAGE(B2:B4)" table:style-name="ce8">
            <text:p>11.9</text:p>
          </table:table-cell>
          <table:table-cell office:value-type="float" office:value="11.9" table:formula="msoxl:=AVERAGE(C2:C4)" table:style-name="ce8">
            <text:p>11.9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.8689075630252052" table:formula="msoxl:=IF(B6=0,0,MAX(SUMPRODUCT(B2:B4,B2:B4)/SUM(B2:B4)-B6,0))" table:style-name="ce8">
            <text:p>6.9</text:p>
          </table:table-cell>
          <table:table-cell office:value-type="float" office:value="6.8689075630252052" table:formula="msoxl:=IF(C6=0,0,MAX(SUMPRODUCT(C2:C4,C2:C4)/SUM(C2:C4)-C6,0))" table:style-name="ce8">
            <text:p>6.9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.131092436974793" table:formula="msoxl:=ABS(MAX(B2:B4)-B6-B7)" table:style-name="ce8">
            <text:p>3.1</text:p>
          </table:table-cell>
          <table:table-cell office:value-type="float" office:value="3.131092436974793" table:formula="msoxl:=ABS(MAX(C2:C4)-C6-C7)" table:style-name="ce8">
            <text:p>3.1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8.768907563025206" table:formula="msoxl:=B6+ B7" table:style-name="ce8">
            <text:p>18.8</text:p>
          </table:table-cell>
          <table:table-cell office:value-type="float" office:value="18.768907563025206" table:formula="msoxl:=C6+ C7" table:style-name="ce8">
            <text:p>18.8</text:p>
          </table:table-cell>
          <table:table-cell office:value-type="float" office:value="0" table:formula="msoxl:=D6+ D7" table:style-name="ce8">
            <text:p>0.0</text:p>
          </table:table-cell>
          <table:table-cell office:value-type="float" office:value="0" table:formula="msoxl:=E6+ E7" table:style-name="ce8">
            <text:p>0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05556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6.48611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3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462H49M9.000S" table:style-name="ce9">
            <text:p>14:49: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2H49M39.000S" table:style-name="ce9">
            <text:p>14:49: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2H50M9.000S" table:style-name="ce9">
            <text:p>14:50:09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.3333333333333333E-2" table:formula="msoxl:=AVERAGE(B2:B4)" table:style-name="ce8">
            <text:p>0.0</text:p>
          </table:table-cell>
          <table:table-cell office:value-type="float" office:value="3.3333333333333333E-2" table:formula="msoxl:=AVERAGE(C2:C4)" table:style-name="ce8">
            <text:p>0.0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.666666666666668E-2" table:formula="msoxl:=IF(B6=0,0,MAX(SUMPRODUCT(B2:B4,B2:B4)/SUM(B2:B4)-B6,0))" table:style-name="ce8">
            <text:p>0.1</text:p>
          </table:table-cell>
          <table:table-cell office:value-type="float" office:value="6.666666666666668E-2" table:formula="msoxl:=IF(C6=0,0,MAX(SUMPRODUCT(C2:C4,C2:C4)/SUM(C2:C4)-C6,0))" table:style-name="ce8">
            <text:p>0.1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4)-B6-B7)" table:style-name="ce8">
            <text:p>0.0</text:p>
          </table:table-cell>
          <table:table-cell office:value-type="float" office:value="0" table:formula="msoxl:=ABS(MAX(C2:C4)-C6-C7)" table:style-name="ce8">
            <text:p>0.0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.1" table:formula="msoxl:=B6+ B7" table:style-name="ce8">
            <text:p>0.1</text:p>
          </table:table-cell>
          <table:table-cell office:value-type="float" office:value="0.1" table:formula="msoxl:=C6+ C7" table:style-name="ce8">
            <text:p>0.1</text:p>
          </table:table-cell>
          <table:table-cell office:value-type="float" office:value="0" table:formula="msoxl:=D6+ D7" table:style-name="ce8">
            <text:p>0.0</text:p>
          </table:table-cell>
          <table:table-cell office:value-type="float" office:value="0" table:formula="msoxl:=E6+ E7" table:style-name="ce8">
            <text:p>0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05556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6.48611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3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462H49M9.000S" table:style-name="ce9">
            <text:p>14:49: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2H49M39.000S" table:style-name="ce9">
            <text:p>14:49: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2H50M9.000S" table:style-name="ce9">
            <text:p>14:50: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4)" table:style-name="ce8">
            <text:p>0.0</text:p>
          </table:table-cell>
          <table:table-cell office:value-type="float" office:value="0" table:formula="msoxl:=AVERAGE(C2:C4)" table:style-name="ce8">
            <text:p>0.0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6=0,0,MAX(SUMPRODUCT(B2:B4,B2:B4)/SUM(B2:B4)-B6,0))" table:style-name="ce8">
            <text:p>0.0</text:p>
          </table:table-cell>
          <table:table-cell office:value-type="float" office:value="0" table:formula="msoxl:=IF(C6=0,0,MAX(SUMPRODUCT(C2:C4,C2:C4)/SUM(C2:C4)-C6,0))" table:style-name="ce8">
            <text:p>0.0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4)-B6-B7)" table:style-name="ce8">
            <text:p>0.0</text:p>
          </table:table-cell>
          <table:table-cell office:value-type="float" office:value="0" table:formula="msoxl:=ABS(MAX(C2:C4)-C6-C7)" table:style-name="ce8">
            <text:p>0.0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6+ B7" table:style-name="ce8">
            <text:p>0.0</text:p>
          </table:table-cell>
          <table:table-cell office:value-type="float" office:value="0" table:formula="msoxl:=C6+ C7" table:style-name="ce8">
            <text:p>0.0</text:p>
          </table:table-cell>
          <table:table-cell office:value-type="float" office:value="0" table:formula="msoxl:=D6+ D7" table:style-name="ce8">
            <text:p>0.0</text:p>
          </table:table-cell>
          <table:table-cell office:value-type="float" office:value="0" table:formula="msoxl:=E6+ E7" table:style-name="ce8">
            <text:p>0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05556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6.48611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3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462H49M9.000S" table:style-name="ce9">
            <text:p>14:49: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2H49M39.000S" table:style-name="ce9">
            <text:p>14:49:39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" table:style-name="ce1">
            <text:p>12</text:p>
          </table:table-cell>
          <table:table-cell table:number-columns-repeated="16128"/>
        </table:table-row>
        <table:table-row table:style-name="ro1">
          <table:table-cell office:value-type="time" office:time-value="PT983462H50M9.000S" table:style-name="ce9">
            <text:p>14:50:09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0.799999999999997" table:style-name="ce1">
            <text:p>40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.7999999999999989" table:formula="msoxl:=AVERAGE(B2:B4)" table:style-name="ce8">
            <text:p>8.8</text:p>
          </table:table-cell>
          <table:table-cell office:value-type="float" office:value="8.7999999999999989" table:formula="msoxl:=AVERAGE(C2:C4)" table:style-name="ce8">
            <text:p>8.8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.3272727272727298" table:formula="msoxl:=IF(B6=0,0,MAX(SUMPRODUCT(B2:B4,B2:B4)/SUM(B2:B4)-B6,0))" table:style-name="ce8">
            <text:p>8.3</text:p>
          </table:table-cell>
          <table:table-cell office:value-type="float" office:value="8.3272727272727298" table:formula="msoxl:=IF(C6=0,0,MAX(SUMPRODUCT(C2:C4,C2:C4)/SUM(C2:C4)-C6,0))" table:style-name="ce8">
            <text:p>8.3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.2727272727272698" table:formula="msoxl:=ABS(MAX(B2:B4)-B6-B7)" table:style-name="ce8">
            <text:p>3.3</text:p>
          </table:table-cell>
          <table:table-cell office:value-type="float" office:value="3.2727272727272698" table:formula="msoxl:=ABS(MAX(C2:C4)-C6-C7)" table:style-name="ce8">
            <text:p>3.3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7.127272727272729" table:formula="msoxl:=B6+ B7" table:style-name="ce8">
            <text:p>17.1</text:p>
          </table:table-cell>
          <table:table-cell office:value-type="float" office:value="17.127272727272729" table:formula="msoxl:=C6+ C7" table:style-name="ce8">
            <text:p>17.1</text:p>
          </table:table-cell>
          <table:table-cell office:value-type="float" office:value="0" table:formula="msoxl:=D6+ D7" table:style-name="ce8">
            <text:p>0.0</text:p>
          </table:table-cell>
          <table:table-cell office:value-type="float" office:value="0" table:formula="msoxl:=E6+ E7" table:style-name="ce8">
            <text:p>0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05556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6.48611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3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462H49M9.000S" table:style-name="ce9">
            <text:p>14:49: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462H49M39.000S" table:style-name="ce9">
            <text:p>14:49:39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3462H50M9.000S" table:style-name="ce9">
            <text:p>14:50:09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8" table:style-name="ce1">
            <text:p>1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.43333333333333335" table:formula="msoxl:=AVERAGE(B2:B4)" table:style-name="ce8">
            <text:p>0.4</text:p>
          </table:table-cell>
          <table:table-cell office:value-type="float" office:value="0.43333333333333335" table:formula="msoxl:=AVERAGE(C2:C4)" table:style-name="ce8">
            <text:p>0.4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31282051282051282" table:formula="msoxl:=IF(B6=0,0,MAX(SUMPRODUCT(B2:B4,B2:B4)/SUM(B2:B4)-B6,0))" table:style-name="ce8">
            <text:p>0.3</text:p>
          </table:table-cell>
          <table:table-cell office:value-type="float" office:value="0.31282051282051282" table:formula="msoxl:=IF(C6=0,0,MAX(SUMPRODUCT(C2:C4,C2:C4)/SUM(C2:C4)-C6,0))" table:style-name="ce8">
            <text:p>0.3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15384615384615385" table:formula="msoxl:=ABS(MAX(B2:B4)-B6-B7)" table:style-name="ce8">
            <text:p>0.2</text:p>
          </table:table-cell>
          <table:table-cell office:value-type="float" office:value="0.15384615384615385" table:formula="msoxl:=ABS(MAX(C2:C4)-C6-C7)" table:style-name="ce8">
            <text:p>0.2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.74615384615384617" table:formula="msoxl:=B6+ B7" table:style-name="ce8">
            <text:p>0.7</text:p>
          </table:table-cell>
          <table:table-cell office:value-type="float" office:value="0.74615384615384617" table:formula="msoxl:=C6+ C7" table:style-name="ce8">
            <text:p>0.7</text:p>
          </table:table-cell>
          <table:table-cell office:value-type="float" office:value="0" table:formula="msoxl:=D6+ D7" table:style-name="ce8">
            <text:p>0.0</text:p>
          </table:table-cell>
          <table:table-cell office:value-type="float" office:value="0" table:formula="msoxl:=E6+ E7" table:style-name="ce8">
            <text:p>0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05556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3462H49M9.000S" table:style-name="ce9">
            <text:p>14:49:09</text:p>
          </table:table-cell>
          <table:table-cell office:value-type="float" office:value="56.6" table:style-name="ce1">
            <text:p>5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462H49M39.000S" table:style-name="ce9">
            <text:p>14:49:39</text:p>
          </table:table-cell>
          <table:table-cell office:value-type="float" office:value="56.6" table:style-name="ce1">
            <text:p>5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462H50M9.000S" table:style-name="ce9">
            <text:p>14:50:09</text:p>
          </table:table-cell>
          <table:table-cell office:value-type="float" office:value="56.6" table:style-name="ce1">
            <text:p>5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.6" table:formula="msoxl:=AVERAGE(B2:B4)" table:style-name="ce8">
            <text:p>56.6</text:p>
          </table:table-cell>
          <table:table-cell office:value-type="float" office:value="0" table:formula="msoxl:=AVERAGE(C2:C4)" table:style-name="ce8">
            <text:p>0.0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office:value-type="float" office:value="0" table:formula="msoxl:=AVERAGE(F2:F4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6=0,0,MAX(SUMPRODUCT(B2:B4,B2:B4)/SUM(B2:B4)-B6,0))" table:style-name="ce8">
            <text:p>0.0</text:p>
          </table:table-cell>
          <table:table-cell office:value-type="float" office:value="0" table:formula="msoxl:=IF(C6=0,0,MAX(SUMPRODUCT(C2:C4,C2:C4)/SUM(C2:C4)-C6,0))" table:style-name="ce8">
            <text:p>0.0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office:value-type="float" office:value="0" table:formula="msoxl:=IF(F6=0,0,MAX(SUMPRODUCT(F2:F4,F2:F4)/SUM(F2:F4)-F6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4)-B6-B7)" table:style-name="ce8">
            <text:p>0.0</text:p>
          </table:table-cell>
          <table:table-cell office:value-type="float" office:value="0" table:formula="msoxl:=ABS(MAX(C2:C4)-C6-C7)" table:style-name="ce8">
            <text:p>0.0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office:value-type="float" office:value="0" table:formula="msoxl:=ABS(MAX(F2:F4)-F6-F7)" table:style-name="ce8">
            <text:p>0.0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05556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6.48611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3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3462H49M9.000S" table:style-name="ce9">
            <text:p>14:49:0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66.3" table:style-name="ce1">
            <text:p>4466.3</text:p>
          </table:table-cell>
          <table:table-cell office:value-type="float" office:value="3797.9" table:style-name="ce1">
            <text:p>3797.9</text:p>
          </table:table-cell>
          <table:table-cell office:value-type="float" office:value="668.4" table:style-name="ce1">
            <text:p>668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1.6" table:style-name="ce1">
            <text:p>691.6</text:p>
          </table:table-cell>
          <table:table-cell office:value-type="float" office:value="2331.1" table:style-name="ce1">
            <text:p>2331.1</text:p>
          </table:table-cell>
          <table:table-cell office:value-type="float" office:value="-1" table:style-name="ce1">
            <text:p>-1</text:p>
          </table:table-cell>
          <table:table-cell office:value-type="float" office:value="77.5" table:style-name="ce1">
            <text:p>77.5</text:p>
          </table:table-cell>
          <table:table-cell office:value-type="float" office:value="0" table:style-name="ce1">
            <text:p>0</text:p>
          </table:table-cell>
          <table:table-cell office:value-type="float" office:value="213.3" table:style-name="ce1">
            <text:p>213.3</text:p>
          </table:table-cell>
          <table:table-cell table:number-columns-repeated="16368"/>
        </table:table-row>
        <table:table-row table:style-name="ro1">
          <table:table-cell office:value-type="time" office:time-value="PT983462H49M39.000S" table:style-name="ce9">
            <text:p>14:49:3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65.8" table:style-name="ce1">
            <text:p>4465.8</text:p>
          </table:table-cell>
          <table:table-cell office:value-type="float" office:value="3797.5" table:style-name="ce1">
            <text:p>3797.5</text:p>
          </table:table-cell>
          <table:table-cell office:value-type="float" office:value="668.3" table:style-name="ce1">
            <text:p>668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2" table:style-name="ce1">
            <text:p>692</text:p>
          </table:table-cell>
          <table:table-cell office:value-type="float" office:value="2331.1" table:style-name="ce1">
            <text:p>2331.1</text:p>
          </table:table-cell>
          <table:table-cell office:value-type="float" office:value="-1" table:style-name="ce1">
            <text:p>-1</text:p>
          </table:table-cell>
          <table:table-cell office:value-type="float" office:value="77.5" table:style-name="ce1">
            <text:p>77.5</text:p>
          </table:table-cell>
          <table:table-cell office:value-type="float" office:value="0" table:style-name="ce1">
            <text:p>0</text:p>
          </table:table-cell>
          <table:table-cell office:value-type="float" office:value="213.6" table:style-name="ce1">
            <text:p>213.6</text:p>
          </table:table-cell>
          <table:table-cell table:number-columns-repeated="16368"/>
        </table:table-row>
        <table:table-row table:style-name="ro1">
          <table:table-cell office:value-type="time" office:time-value="PT983462H50M9.000S" table:style-name="ce9">
            <text:p>14:50:09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65.7" table:style-name="ce1">
            <text:p>4465.7</text:p>
          </table:table-cell>
          <table:table-cell office:value-type="float" office:value="3797.3" table:style-name="ce1">
            <text:p>3797.3</text:p>
          </table:table-cell>
          <table:table-cell office:value-type="float" office:value="668.3" table:style-name="ce1">
            <text:p>668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2" table:style-name="ce1">
            <text:p>692</text:p>
          </table:table-cell>
          <table:table-cell office:value-type="float" office:value="2331.1" table:style-name="ce1">
            <text:p>2331.1</text:p>
          </table:table-cell>
          <table:table-cell office:value-type="float" office:value="-1" table:style-name="ce1">
            <text:p>-1</text:p>
          </table:table-cell>
          <table:table-cell office:value-type="float" office:value="77.5" table:style-name="ce1">
            <text:p>77.5</text:p>
          </table:table-cell>
          <table:table-cell office:value-type="float" office:value="0" table:style-name="ce1">
            <text:p>0</text:p>
          </table:table-cell>
          <table:table-cell office:value-type="float" office:value="213.6" table:style-name="ce1">
            <text:p>213.6</text:p>
          </table:table-cell>
          <table:table-cell table:number-columns-repeated="16368"/>
        </table:table-row>
        <table:table-row table:number-rows-repeated="1048572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05556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6.48611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1.91667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3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3462H49M9.000S" table:style-name="ce9">
            <text:p>14:49:0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3462H49M39.000S" table:style-name="ce9">
            <text:p>14:49:39</text:p>
          </table:table-cell>
          <table:table-cell office:value-type="float" office:value="520.79999999999995" table:style-name="ce1">
            <text:p>520.8</text:p>
          </table:table-cell>
          <table:table-cell office:value-type="float" office:value="21.4" table:style-name="ce1">
            <text:p>21.4</text:p>
          </table:table-cell>
          <table:table-cell office:value-type="float" office:value="520.79999999999995" table:style-name="ce1">
            <text:p>520.8</text:p>
          </table:table-cell>
          <table:table-cell office:value-type="float" office:value="275.2" table:style-name="ce1">
            <text:p>275.2</text:p>
          </table:table-cell>
          <table:table-cell office:value-type="float" office:value="1041.5999999999999" table:style-name="ce1">
            <text:p>1041.6</text:p>
          </table:table-cell>
          <table:table-cell office:value-type="float" office:value="296.59999999999997" table:style-name="ce1">
            <text:p>296.6</text:p>
          </table:table-cell>
          <table:table-cell office:value-type="float" office:value="542.19999999999993" table:style-name="ce1">
            <text:p>542.2</text:p>
          </table:table-cell>
          <table:table-cell office:value-type="float" office:value="-796" table:style-name="ce1">
            <text:p>-796</text:p>
          </table:table-cell>
          <table:table-cell table:number-columns-repeated="16375"/>
        </table:table-row>
        <table:table-row table:style-name="ro1">
          <table:table-cell office:value-type="time" office:time-value="PT983462H50M9.000S" table:style-name="ce9">
            <text:p>14:50:09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.79999999999999993" table:style-name="ce1">
            <text:p>0.8</text:p>
          </table:table-cell>
          <table:table-cell office:value-type="float" office:value="0.7" table:style-name="ce1">
            <text:p>0.7</text:p>
          </table:table-cell>
          <table:table-cell office:value-type="float" office:value="-0.1" table:style-name="ce1">
            <text:p>-0.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73.6" table:formula="msoxl:=AVERAGE(B2:B4)" table:style-name="ce8">
            <text:p>173.6</text:p>
          </table:table-cell>
          <table:table-cell office:value-type="float" office:value="7.6999999999999993" table:formula="msoxl:=AVERAGE(C2:C4)" table:style-name="ce8">
            <text:p>7.7</text:p>
          </table:table-cell>
          <table:table-cell office:value-type="float" office:value="173.6" table:formula="msoxl:=AVERAGE(D2:D4)" table:style-name="ce8">
            <text:p>173.6</text:p>
          </table:table-cell>
          <table:table-cell office:value-type="float" office:value="91.833333333333329" table:formula="msoxl:=AVERAGE(E2:E4)" table:style-name="ce8">
            <text:p>91.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47.19999999999993" table:formula="msoxl:=IF(B6=0,0,MAX(SUMPRODUCT(B2:B4,B2:B4)/SUM(B2:B4)-B6,0))" table:style-name="ce8">
            <text:p>347.2</text:p>
          </table:table-cell>
          <table:table-cell office:value-type="float" office:value="12.18961038961039" table:formula="msoxl:=IF(C6=0,0,MAX(SUMPRODUCT(C2:C4,C2:C4)/SUM(C2:C4)-C6,0))" table:style-name="ce8">
            <text:p>12.2</text:p>
          </table:table-cell>
          <table:table-cell office:value-type="float" office:value="347.19999999999993" table:formula="msoxl:=IF(D6=0,0,MAX(SUMPRODUCT(D2:D4,D2:D4)/SUM(D2:D4)-D6,0))" table:style-name="ce8">
            <text:p>347.2</text:p>
          </table:table-cell>
          <table:table-cell office:value-type="float" office:value="183.06717483363576" table:formula="msoxl:=IF(E6=0,0,MAX(SUMPRODUCT(E2:E4,E2:E4)/SUM(E2:E4)-E6,0))" table:style-name="ce8">
            <text:p>183.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4)-B6-B7)" table:style-name="ce8">
            <text:p>0.0</text:p>
          </table:table-cell>
          <table:table-cell office:value-type="float" office:value="1.5103896103896091" table:formula="msoxl:=ABS(MAX(C2:C4)-C6-C7)" table:style-name="ce8">
            <text:p>1.5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.29949183303091331" table:formula="msoxl:=ABS(MAX(E2:E4)-E6-E7)" table:style-name="ce8">
            <text:p>0.3</text:p>
          </table:table-cell>
          <table:table-cell table:number-columns-repeated="16379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05556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6.48611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3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3462H49M9.000S" table:style-name="ce9">
            <text:p>14:49:09</text:p>
          </table:table-cell>
          <table:table-cell office:value-type="float" office:value="0" table:style-name="ce1">
            <text:p>0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3462H49M39.000S" table:style-name="ce9">
            <text:p>14:49:39</text:p>
          </table:table-cell>
          <table:table-cell office:value-type="float" office:value="1511.9" table:style-name="ce1">
            <text:p>1511.9</text:p>
          </table:table-cell>
          <table:table-cell office:value-type="float" office:value="119" table:style-name="ce1">
            <text:p>119</text:p>
          </table:table-cell>
          <table:table-cell office:value-type="float" office:value="1511.9" table:style-name="ce1">
            <text:p>1511.9</text:p>
          </table:table-cell>
          <table:table-cell office:value-type="float" office:value="242" table:style-name="ce1">
            <text:p>242</text:p>
          </table:table-cell>
          <table:table-cell table:number-columns-repeated="16379"/>
        </table:table-row>
        <table:table-row table:style-name="ro1">
          <table:table-cell office:value-type="time" office:time-value="PT983462H50M9.000S" table:style-name="ce9">
            <text:p>14:50:09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03.9666666666667" table:formula="msoxl:=AVERAGE(B2:B4)" table:style-name="ce8">
            <text:p>504.0</text:p>
          </table:table-cell>
          <table:table-cell office:value-type="float" office:value="50.366666666666667" table:formula="msoxl:=AVERAGE(C2:C4)" table:style-name="ce8">
            <text:p>50.4</text:p>
          </table:table-cell>
          <table:table-cell office:value-type="float" office:value="503.9666666666667" table:formula="msoxl:=AVERAGE(D2:D4)" table:style-name="ce8">
            <text:p>504.0</text:p>
          </table:table-cell>
          <table:table-cell office:value-type="float" office:value="81.13333333333334" table:formula="msoxl:=AVERAGE(E2:E4)" table:style-name="ce8">
            <text:p>81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007.9333333333334" table:formula="msoxl:=IF(B6=0,0,MAX(SUMPRODUCT(B2:B4,B2:B4)/SUM(B2:B4)-B6,0))" table:style-name="ce8">
            <text:p>1007.9</text:p>
          </table:table-cell>
          <table:table-cell office:value-type="float" office:value="46.885550408118242" table:formula="msoxl:=IF(C6=0,0,MAX(SUMPRODUCT(C2:C4,C2:C4)/SUM(C2:C4)-C6,0))" table:style-name="ce8">
            <text:p>46.9</text:p>
          </table:table-cell>
          <table:table-cell office:value-type="float" office:value="1007.9333333333334" table:formula="msoxl:=IF(D6=0,0,MAX(SUMPRODUCT(D2:D4,D2:D4)/SUM(D2:D4)-D6,0))" table:style-name="ce8">
            <text:p>1007.9</text:p>
          </table:table-cell>
          <table:table-cell office:value-type="float" office:value="159.47907422623939" table:formula="msoxl:=IF(E6=0,0,MAX(SUMPRODUCT(E2:E4,E2:E4)/SUM(E2:E4)-E6,0))" table:style-name="ce8">
            <text:p>159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4)-B6-B7)" table:style-name="ce8">
            <text:p>0.0</text:p>
          </table:table-cell>
          <table:table-cell office:value-type="float" office:value="21.747782925215084" table:formula="msoxl:=ABS(MAX(C2:C4)-C6-C7)" table:style-name="ce8">
            <text:p>21.7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1.3875924404272837" table:formula="msoxl:=ABS(MAX(E2:E4)-E6-E7)" table:style-name="ce8">
            <text:p>1.4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05556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6.48611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1.91667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3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3462H49M9.000S" table:style-name="ce9">
            <text:p>14:49:09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462H49M39.000S" table:style-name="ce9">
            <text:p>14:49:39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100.3000000000002" table:style-name="ce1">
            <text:p>210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462H50M9.000S" table:style-name="ce9">
            <text:p>14:50:09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03.5" table:style-name="ce1">
            <text:p>103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72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05556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6.48611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3462H49M9.000S" table:style-name="ce9">
            <text:p>14:49:0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2" table:style-name="ce1">
            <text:p>8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1728" table:style-name="ce1">
            <text:p>1728</text:p>
          </table:table-cell>
          <table:table-cell office:value-type="float" office:value="-1" table:style-name="ce1">
            <text:p>-1</text:p>
          </table:table-cell>
          <table:table-cell office:value-type="float" office:value="6077" table:style-name="ce1">
            <text:p>6077</text:p>
          </table:table-cell>
          <table:table-cell office:value-type="float" office:value="409" table:style-name="ce1">
            <text:p>409</text:p>
          </table:table-cell>
          <table:table-cell office:value-type="float" office:value="-1" table:style-name="ce1">
            <text:p>-1</text:p>
          </table:table-cell>
          <table:table-cell office:value-type="float" office:value="196897" table:style-name="ce1">
            <text:p>19689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276" table:style-name="ce1">
            <text:p>27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" table:style-name="ce1">
            <text:p>6</text:p>
          </table:table-cell>
          <table:table-cell office:value-type="float" office:value="77" table:style-name="ce1">
            <text:p>77</text:p>
          </table:table-cell>
          <table:table-cell table:number-columns-repeated="16346"/>
        </table:table-row>
        <table:table-row table:style-name="ro1">
          <table:table-cell office:value-type="time" office:time-value="PT983462H49M39.000S" table:style-name="ce9">
            <text:p>14:49:3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6" table:style-name="ce1">
            <text:p>5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1774" table:style-name="ce1">
            <text:p>1774</text:p>
          </table:table-cell>
          <table:table-cell office:value-type="float" office:value="0" table:style-name="ce1">
            <text:p>0</text:p>
          </table:table-cell>
          <table:table-cell office:value-type="float" office:value="226" table:style-name="ce1">
            <text:p>2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96898" table:style-name="ce1">
            <text:p>-1968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table:number-columns-repeated="16346"/>
        </table:table-row>
        <table:table-row table:style-name="ro1">
          <table:table-cell office:value-type="time" office:time-value="PT983462H50M9.000S" table:style-name="ce9">
            <text:p>14:50:0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5" table:style-name="ce1">
            <text:p>5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6" table:style-name="ce1">
            <text:p>4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7000" table:style-name="ce1">
            <text:p>197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-43" table:style-name="ce1">
            <text:p>-43</text:p>
          </table:table-cell>
          <table:table-cell table:number-columns-repeated="16346"/>
        </table:table-row>
        <table:table-row table:number-rows-repeated="1048572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4H49M9.000S" table:style-name="ce9">
            <text:p>14:49:09</text:p>
          </table:table-cell>
          <table:table-cell office:value-type="date" office:date-value="2012-03-09T00:00:00" table:style-name="ce3">
            <text:p>09-Mar-12</text:p>
          </table:table-cell>
          <table:table-cell office:value-type="time" office:time-value="PT983462H49M9.000S" table:style-name="ce10">
            <text:p>14: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4H49M39.000S" table:style-name="ce9">
            <text:p>14:49:39</text:p>
          </table:table-cell>
          <table:table-cell office:value-type="date" office:date-value="2012-03-09T00:00:00" table:style-name="ce3">
            <text:p>09-Mar-12</text:p>
          </table:table-cell>
          <table:table-cell office:value-type="time" office:time-value="PT983462H49M39.000S" table:style-name="ce10">
            <text:p>14: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4H50M9.000S" table:style-name="ce9">
            <text:p>14:50:09</text:p>
          </table:table-cell>
          <table:table-cell office:value-type="date" office:date-value="2012-03-09T00:00:00" table:style-name="ce3">
            <text:p>09-Mar-12</text:p>
          </table:table-cell>
          <table:table-cell office:value-type="time" office:time-value="PT983462H50M9.000S" table:style-name="ce10">
            <text:p>14:50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05556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3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462H49M9.000S" table:style-name="ce9">
            <text:p>14:49:09</text:p>
          </table:table-cell>
          <table:table-cell office:value-type="float" office:value="10.1" table:style-name="ce1">
            <text:p>10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2" table:style-name="ce1">
            <text:p>0.2</text:p>
          </table:table-cell>
          <table:table-cell office:value-type="float" office:value="88.7" table:style-name="ce1">
            <text:p>88.7</text:p>
          </table:table-cell>
          <table:table-cell office:value-type="float" office:value="11.2" table:style-name="ce1">
            <text:p>11.2</text:p>
          </table:table-cell>
          <table:table-cell table:number-columns-repeated="16378"/>
        </table:table-row>
        <table:table-row table:style-name="ro1">
          <table:table-cell office:value-type="time" office:time-value="PT983462H49M39.000S" table:style-name="ce9">
            <text:p>14:49:39</text:p>
          </table:table-cell>
          <table:table-cell office:value-type="float" office:value="7.1" table:style-name="ce1">
            <text:p>7.1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2.2" table:style-name="ce1">
            <text:p>92.2</text:p>
          </table:table-cell>
          <table:table-cell office:value-type="float" office:value="7.8" table:style-name="ce1">
            <text:p>7.8</text:p>
          </table:table-cell>
          <table:table-cell table:number-columns-repeated="16378"/>
        </table:table-row>
        <table:table-row table:style-name="ro1">
          <table:table-cell office:value-type="time" office:time-value="PT983462H50M9.000S" table:style-name="ce9">
            <text:p>14:50: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.7333333333333334" table:style-name="ce1">
            <text:p>5.733333333</text:p>
          </table:table-cell>
          <table:table-cell office:value-type="float" office:value="0.6" table:style-name="ce1">
            <text:p>0.6</text:p>
          </table:table-cell>
          <table:table-cell office:value-type="float" office:value="6.6666666666666666E-2" table:style-name="ce1">
            <text:p>0.066666667</text:p>
          </table:table-cell>
          <table:table-cell office:value-type="float" office:value="93.633333333333326" table:style-name="ce1">
            <text:p>93.63333333</text:p>
          </table:table-cell>
          <table:table-cell office:value-type="float" office:value="6.333333333333333" table:style-name="ce1">
            <text:p>6.333333333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05556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3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462H49M9.000S" table:style-name="ce9">
            <text:p>14:49:09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89" table:style-name="ce1">
            <text:p>89</text:p>
          </table:table-cell>
          <table:table-cell office:value-type="float" office:value="10.8" table:style-name="ce1">
            <text:p>10.8</text:p>
          </table:table-cell>
          <table:table-cell table:number-columns-repeated="16378"/>
        </table:table-row>
        <table:table-row table:style-name="ro1">
          <table:table-cell office:value-type="time" office:time-value="PT983462H49M39.000S" table:style-name="ce9">
            <text:p>14:49:39</text:p>
          </table:table-cell>
          <table:table-cell office:value-type="float" office:value="8.4" table:style-name="ce1">
            <text:p>8.4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time" office:time-value="PT983462H50M9.000S" table:style-name="ce9">
            <text:p>14:50:09</text:p>
          </table:table-cell>
          <table:table-cell office:value-type="float" office:value="0.3" table:style-name="ce1">
            <text:p>0.3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98.9" table:style-name="ce1">
            <text:p>98.9</text:p>
          </table:table-cell>
          <table:table-cell office:value-type="float" office:value="1.1000000000000001" table:style-name="ce1">
            <text:p>1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6.1666666666666679" table:style-name="ce1">
            <text:p>6.166666667</text:p>
          </table:table-cell>
          <table:table-cell office:value-type="float" office:value="1.1333333333333335" table:style-name="ce1">
            <text:p>1.133333333</text:p>
          </table:table-cell>
          <table:table-cell office:value-type="float" office:value="6.6666666666666666E-2" table:style-name="ce1">
            <text:p>0.066666667</text:p>
          </table:table-cell>
          <table:table-cell office:value-type="float" office:value="92.633333333333326" table:style-name="ce1">
            <text:p>92.63333333</text:p>
          </table:table-cell>
          <table:table-cell office:value-type="float" office:value="7.3000000000000007" table:style-name="ce1">
            <text:p>7.3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05556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3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462H49M9.000S" table:style-name="ce9">
            <text:p>14:49:09</text:p>
          </table:table-cell>
          <table:table-cell office:value-type="float" office:value="10.3" table:style-name="ce1">
            <text:p>10.3</text:p>
          </table:table-cell>
          <table:table-cell office:value-type="float" office:value="0.9" table:style-name="ce1">
            <text:p>0.9</text:p>
          </table:table-cell>
          <table:table-cell office:value-type="float" office:value="0.1" table:style-name="ce1">
            <text:p>0.1</text:p>
          </table:table-cell>
          <table:table-cell office:value-type="float" office:value="88.7" table:style-name="ce1">
            <text:p>88.7</text:p>
          </table:table-cell>
          <table:table-cell office:value-type="float" office:value="11.200000000000001" table:style-name="ce1">
            <text:p>11.2</text:p>
          </table:table-cell>
          <table:table-cell table:number-columns-repeated="16378"/>
        </table:table-row>
        <table:table-row table:style-name="ro1">
          <table:table-cell office:value-type="time" office:time-value="PT983462H49M39.000S" table:style-name="ce9">
            <text:p>14:49:39</text:p>
          </table:table-cell>
          <table:table-cell office:value-type="float" office:value="7.3" table:style-name="ce1">
            <text:p>7.3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1.9" table:style-name="ce1">
            <text:p>91.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time" office:time-value="PT983462H50M9.000S" table:style-name="ce9">
            <text:p>14:50:09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.9000000000000012" table:style-name="ce1">
            <text:p>5.9</text:p>
          </table:table-cell>
          <table:table-cell office:value-type="float" office:value="0.53333333333333333" table:style-name="ce1">
            <text:p>0.533333333</text:p>
          </table:table-cell>
          <table:table-cell office:value-type="float" office:value="3.3333333333333333E-2" table:style-name="ce1">
            <text:p>0.033333333</text:p>
          </table:table-cell>
          <table:table-cell office:value-type="float" office:value="93.5" table:style-name="ce1">
            <text:p>93.5</text:p>
          </table:table-cell>
          <table:table-cell office:value-type="float" office:value="6.4333333333333345" table:style-name="ce1">
            <text:p>6.433333333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05556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3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462H49M9.000S" table:style-name="ce9">
            <text:p>14:49:09</text:p>
          </table:table-cell>
          <table:table-cell office:value-type="float" office:value="8.9" table:style-name="ce1">
            <text:p>8.9</text:p>
          </table:table-cell>
          <table:table-cell office:value-type="float" office:value="0.9" table:style-name="ce1">
            <text:p>0.9</text:p>
          </table:table-cell>
          <table:table-cell office:value-type="float" office:value="0.4" table:style-name="ce1">
            <text:p>0.4</text:p>
          </table:table-cell>
          <table:table-cell office:value-type="float" office:value="89.8" table:style-name="ce1">
            <text:p>89.8</text:p>
          </table:table-cell>
          <table:table-cell office:value-type="float" office:value="9.8000000000000007" table:style-name="ce1">
            <text:p>9.8</text:p>
          </table:table-cell>
          <table:table-cell table:number-columns-repeated="16378"/>
        </table:table-row>
        <table:table-row table:style-name="ro1">
          <table:table-cell office:value-type="time" office:time-value="PT983462H49M39.000S" table:style-name="ce9">
            <text:p>14:49:39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89.8" table:style-name="ce1">
            <text:p>89.8</text:p>
          </table:table-cell>
          <table:table-cell office:value-type="float" office:value="10.200000000000001" table:style-name="ce1">
            <text:p>10.2</text:p>
          </table:table-cell>
          <table:table-cell table:number-columns-repeated="16378"/>
        </table:table-row>
        <table:table-row table:style-name="ro1">
          <table:table-cell office:value-type="time" office:time-value="PT983462H50M9.000S" table:style-name="ce9">
            <text:p>14:50: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6.0666666666666673" table:style-name="ce1">
            <text:p>6.066666667</text:p>
          </table:table-cell>
          <table:table-cell office:value-type="float" office:value="0.6" table:style-name="ce1">
            <text:p>0.6</text:p>
          </table:table-cell>
          <table:table-cell office:value-type="float" office:value="0.13333333333333333" table:style-name="ce1">
            <text:p>0.133333333</text:p>
          </table:table-cell>
          <table:table-cell office:value-type="float" office:value="93.2" table:style-name="ce1">
            <text:p>93.2</text:p>
          </table:table-cell>
          <table:table-cell office:value-type="float" office:value="6.666666666666667" table:style-name="ce1">
            <text:p>6.666666667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9" table:contains-header="false" table:orientation="column">
          <table:sort>
            <table:sort-by table:field-number="8" table:order="descending"/>
          </table:sort>
        </table:database-range>
        <table:database-range table:target-range-address="DISKBUSY.B1:DISKBUSY.E9" table:contains-header="false" table:orientation="column">
          <table:sort>
            <table:sort-by table:field-number="8" table:order="descending"/>
          </table:sort>
        </table:database-range>
        <table:database-range table:target-range-address="DISKREAD.B1:DISKREAD.E9" table:contains-header="false" table:orientation="column">
          <table:sort>
            <table:sort-by table:field-number="8" table:order="descending"/>
          </table:sort>
        </table:database-range>
        <table:database-range table:target-range-address="DISKWRITE.B1:DISKWRITE.E9" table:contains-header="false" table:orientation="column">
          <table:sort>
            <table:sort-by table:field-number="8" table:order="descending"/>
          </table:sort>
        </table:database-range>
        <table:database-range table:target-range-address="DISKXFER.B1:DISKXFER.E9" table:contains-header="false" table:orientation="column">
          <table:sort>
            <table:sort-by table:field-number="8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3-09T09:54:08Z</meta:creation-date>
    <dc:date>2012-03-09T09:54:1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4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4" chart:class="chart:line" chart:attached-axis="primary-y" chart:style-name="G0S0">
            <chart:data-point chart:repeated="3"/>
          </chart:series>
          <chart:series chart:values-cell-range-address="DISK_SUMM.$D$2:.$D$4" chart:class="chart:line" chart:attached-axis="secondary-y" chart:style-name="G1S0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3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4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4" chart:class="chart:line" chart:attached-axis="primary-y" chart:style-name="G0S0">
            <chart:data-point chart:repeated="3"/>
          </chart:series>
          <chart:series chart:label-cell-address="DISKBUSY.$C$1" chart:values-cell-range-address="DISKBUSY.$C$2:.$C$4" chart:class="chart:line" chart:attached-axis="primary-y" chart:style-name="G0S1">
            <chart:data-point chart:repeated="3"/>
          </chart:series>
          <chart:series chart:label-cell-address="DISKBUSY.$D$1" chart:values-cell-range-address="DISKBUSY.$D$2:.$D$4" chart:class="chart:line" chart:attached-axis="primary-y" chart:style-name="G0S2">
            <chart:data-point chart:repeated="3"/>
          </chart:series>
          <chart:series chart:label-cell-address="DISKBUSY.$E$1" chart:values-cell-range-address="DISKBUSY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3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6:.$E$6" chart:class="chart:bar" chart:attached-axis="primary-y" chart:style-name="G0S0">
            <chart:data-point chart:repeated="4"/>
          </chart:series>
          <chart:series chart:values-cell-range-address="DISKREAD.$B$7:.$E$7" chart:class="chart:bar" chart:attached-axis="primary-y" chart:style-name="G0S1">
            <chart:data-point chart:repeated="4"/>
          </chart:series>
          <chart:series chart:values-cell-range-address="DISKREAD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3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4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4" chart:class="chart:line" chart:attached-axis="primary-y" chart:style-name="G0S0">
            <chart:data-point chart:repeated="3"/>
          </chart:series>
          <chart:series chart:label-cell-address="DISKREAD.$C$1" chart:values-cell-range-address="DISKREAD.$C$2:.$C$4" chart:class="chart:line" chart:attached-axis="primary-y" chart:style-name="G0S1">
            <chart:data-point chart:repeated="3"/>
          </chart:series>
          <chart:series chart:label-cell-address="DISKREAD.$D$1" chart:values-cell-range-address="DISKREAD.$D$2:.$D$4" chart:class="chart:line" chart:attached-axis="primary-y" chart:style-name="G0S2">
            <chart:data-point chart:repeated="3"/>
          </chart:series>
          <chart:series chart:label-cell-address="DISKREAD.$E$1" chart:values-cell-range-address="DISKREAD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3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6:.$E$6" chart:class="chart:bar" chart:attached-axis="primary-y" chart:style-name="G0S0">
            <chart:data-point chart:repeated="4"/>
          </chart:series>
          <chart:series chart:values-cell-range-address="DISKWRITE.$B$7:.$E$7" chart:class="chart:bar" chart:attached-axis="primary-y" chart:style-name="G0S1">
            <chart:data-point chart:repeated="4"/>
          </chart:series>
          <chart:series chart:values-cell-range-address="DISKWRITE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3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4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4" chart:class="chart:line" chart:attached-axis="primary-y" chart:style-name="G0S0">
            <chart:data-point chart:repeated="3"/>
          </chart:series>
          <chart:series chart:label-cell-address="DISKWRITE.$C$1" chart:values-cell-range-address="DISKWRITE.$C$2:.$C$4" chart:class="chart:line" chart:attached-axis="primary-y" chart:style-name="G0S1">
            <chart:data-point chart:repeated="3"/>
          </chart:series>
          <chart:series chart:label-cell-address="DISKWRITE.$D$1" chart:values-cell-range-address="DISKWRITE.$D$2:.$D$4" chart:class="chart:line" chart:attached-axis="primary-y" chart:style-name="G0S2">
            <chart:data-point chart:repeated="3"/>
          </chart:series>
          <chart:series chart:label-cell-address="DISKWRITE.$E$1" chart:values-cell-range-address="DISKWRITE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3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6:.$E$6" chart:class="chart:bar" chart:attached-axis="primary-y" chart:style-name="G0S0">
            <chart:data-point chart:repeated="4"/>
          </chart:series>
          <chart:series chart:values-cell-range-address="DISKXFER.$B$7:.$E$7" chart:class="chart:bar" chart:attached-axis="primary-y" chart:style-name="G0S1">
            <chart:data-point chart:repeated="4"/>
          </chart:series>
          <chart:series chart:values-cell-range-address="DISKXFER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3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4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4" chart:class="chart:line" chart:attached-axis="primary-y" chart:style-name="G0S0">
            <chart:data-point chart:repeated="3"/>
          </chart:series>
          <chart:series chart:label-cell-address="DISKXFER.$C$1" chart:values-cell-range-address="DISKXFER.$C$2:.$C$4" chart:class="chart:line" chart:attached-axis="primary-y" chart:style-name="G0S1">
            <chart:data-point chart:repeated="3"/>
          </chart:series>
          <chart:series chart:label-cell-address="DISKXFER.$D$1" chart:values-cell-range-address="DISKXFER.$D$2:.$D$4" chart:class="chart:line" chart:attached-axis="primary-y" chart:style-name="G0S2">
            <chart:data-point chart:repeated="3"/>
          </chart:series>
          <chart:series chart:label-cell-address="DISKXFER.$E$1" chart:values-cell-range-address="DISKXFER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6" chart:values-cell-range-address="JFSFILE.$B$6:.$F$6" chart:class="chart:bar" chart:attached-axis="primary-y" chart:style-name="G0S0">
            <chart:data-point chart:repeated="5"/>
          </chart:series>
          <chart:series chart:label-cell-address="JFSFILE.$A$7" chart:values-cell-range-address="JFSFILE.$B$7:.$F$7" chart:class="chart:bar" chart:attached-axis="primary-y" chart:style-name="G0S1">
            <chart:data-point chart:repeated="5"/>
          </chart:series>
          <chart:series chart:label-cell-address="JFSFILE.$A$8" chart:values-cell-range-address="JFSFILE.$B$8:.$F$8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3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4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4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4"/>
          </chart:axis>
          <chart:axis chart:dimension="y" chart:name="primary-y" chart:style-name="Axs1"/>
          <chart:series chart:label-cell-address="MEM.$B$1" chart:values-cell-range-address="MEM.$B$2:.$B$4" chart:class="chart:area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3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4"/>
          </chart:axis>
          <chart:axis chart:dimension="y" chart:name="primary-y" chart:style-name="Axs1"/>
          <chart:series chart:label-cell-address="CPU_ALL.$B$1" chart:values-cell-range-address="CPU_ALL.$B$2:.$B$4" chart:class="chart:area" chart:attached-axis="primary-y" chart:style-name="G0S0">
            <chart:data-point chart:repeated="3"/>
          </chart:series>
          <chart:series chart:label-cell-address="CPU_ALL.$C$1" chart:values-cell-range-address="CPU_ALL.$C$2:.$C$4" chart:class="chart:area" chart:attached-axis="primary-y" chart:style-name="G0S1">
            <chart:data-point chart:repeated="3"/>
          </chart:series>
          <chart:series chart:label-cell-address="CPU_ALL.$D$1" chart:values-cell-range-address="CPU_ALL.$D$2:.$D$4" chart:class="chart:area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30_Threads (KB/s) - 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4"/>
          </chart:axis>
          <chart:axis chart:dimension="y" chart:name="primary-y" chart:style-name="Axs1"/>
          <chart:series chart:label-cell-address="NET.$I$1" chart:values-cell-range-address="NET.$I$2:.$I$4" chart:class="chart:area" chart:attached-axis="primary-y" chart:style-name="G0S1">
            <chart:data-point chart:repeated="3"/>
          </chart:series>
          <chart:series chart:label-cell-address="NET.$H$1" chart:values-cell-range-address="NET.$H$2:.$H$4" chart:class="chart:area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30_Threads (KB/s)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6" chart:values-cell-range-address="NET.$B$6:.$E$6" chart:class="chart:bar" chart:attached-axis="primary-y" chart:style-name="G0S0">
            <chart:data-point chart:repeated="4"/>
          </chart:series>
          <chart:series chart:label-cell-address="NET.$A$7" chart:values-cell-range-address="NET.$B$7:.$E$7" chart:class="chart:bar" chart:attached-axis="primary-y" chart:style-name="G0S1">
            <chart:data-point chart:repeated="4"/>
          </chart:series>
          <chart:series chart:label-cell-address="NET.$A$8" chart:values-cell-range-address="NET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30_Threads (KB/s)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4"/>
          </chart:axis>
          <chart:axis chart:dimension="y" chart:name="primary-y" chart:style-name="Axs1"/>
          <chart:series chart:label-cell-address="NET.$B$1" chart:values-cell-range-address="NET.$B$2:.$B$4" chart:class="chart:area" chart:attached-axis="primary-y" chart:style-name="G0S0">
            <chart:data-point chart:repeated="3"/>
          </chart:series>
          <chart:series chart:label-cell-address="NET.$C$1" chart:values-cell-range-address="NET.$C$2:.$C$4" chart:class="chart:area" chart:attached-axis="primary-y" chart:style-name="G0S1">
            <chart:data-point chart:repeated="3"/>
          </chart:series>
          <chart:series chart:label-cell-address="NET.$D$1" chart:values-cell-range-address="NET.$D$2:.$D$4" chart:class="chart:area" chart:attached-axis="primary-y" chart:style-name="G0S2">
            <chart:data-point chart:repeated="3"/>
          </chart:series>
          <chart:series chart:label-cell-address="NET.$E$1" chart:values-cell-range-address="NET.$E$2:.$E$4" chart:class="chart:area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3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6" chart:values-cell-range-address="NETPACKET.$B$6:.$E$6" chart:class="chart:bar" chart:attached-axis="primary-y" chart:style-name="G0S0">
            <chart:data-point chart:repeated="4"/>
          </chart:series>
          <chart:series chart:label-cell-address="NETPACKET.$A$7" chart:values-cell-range-address="NETPACKET.$B$7:.$E$7" chart:class="chart:bar" chart:attached-axis="primary-y" chart:style-name="G0S1">
            <chart:data-point chart:repeated="4"/>
          </chart:series>
          <chart:series chart:label-cell-address="NETPACKET.$A$8" chart:values-cell-range-address="NETPACKET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3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4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4" chart:class="chart:line" chart:attached-axis="primary-y" chart:style-name="G0S0">
            <chart:data-point chart:repeated="3"/>
          </chart:series>
          <chart:series chart:label-cell-address="NETPACKET.$C$1" chart:values-cell-range-address="NETPACKET.$C$2:.$C$4" chart:class="chart:line" chart:attached-axis="primary-y" chart:style-name="G0S1">
            <chart:data-point chart:repeated="3"/>
          </chart:series>
          <chart:series chart:label-cell-address="NETPACKET.$D$1" chart:values-cell-range-address="NETPACKET.$D$2:.$D$4" chart:class="chart:line" chart:attached-axis="primary-y" chart:style-name="G0S2">
            <chart:data-point chart:repeated="3"/>
          </chart:series>
          <chart:series chart:label-cell-address="NETPACKET.$E$1" chart:values-cell-range-address="NETPACKET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4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4" chart:class="chart:line" chart:attached-axis="primary-y" chart:style-name="G0S0">
            <chart:data-point chart:repeated="3"/>
          </chart:series>
          <chart:series chart:label-cell-address="PROC.$C$1" chart:values-cell-range-address="PROC.$C$2:.$C$4" chart:class="chart:line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4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4" chart:class="chart:line" chart:attached-axis="primary-y" chart:style-name="G0S0">
            <chart:data-point chart:repeated="3"/>
          </chart:series>
          <chart:series chart:values-cell-range-address="PROC.$E$2:.$E$4" chart:class="chart:line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4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4" chart:class="chart:line" chart:attached-axis="primary-y" chart:style-name="G0S0">
            <chart:data-point chart:repeated="3"/>
          </chart:series>
          <chart:series chart:values-cell-range-address="PROC.$I$2:.$I$4" chart:class="chart:line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4"/>
          </chart:axis>
          <chart:axis chart:dimension="y" chart:name="primary-y" chart:style-name="Axs1"/>
          <chart:series chart:label-cell-address="VM.$H$1" chart:values-cell-range-address="VM.$H$2:.$H$4" chart:class="chart:area" chart:attached-axis="primary-y" chart:style-name="G0S0">
            <chart:data-point chart:repeated="3"/>
          </chart:series>
          <chart:series chart:label-cell-address="VM.$I$1" chart:values-cell-range-address="VM.$I$2:.$I$4" chart:class="chart:area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4"/>
          </chart:axis>
          <chart:axis chart:dimension="y" chart:name="primary-y" chart:style-name="Axs1"/>
          <chart:series chart:label-cell-address="VM.$J$1" chart:values-cell-range-address="VM.$J$2:.$J$4" chart:class="chart:area" chart:attached-axis="primary-y" chart:style-name="G0S0">
            <chart:data-point chart:repeated="3"/>
          </chart:series>
          <chart:series chart:label-cell-address="VM.$K$1" chart:values-cell-range-address="VM.$K$2:.$K$4" chart:class="chart:area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4"/>
          </chart:axis>
          <chart:axis chart:dimension="y" chart:name="primary-y" chart:style-name="Axs1"/>
          <chart:series chart:label-cell-address="CPU_ALL.$G$1" chart:values-cell-range-address="CPU_ALL.$G$2:.$G$4" chart:class="chart:area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3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4"/>
          </chart:axis>
          <chart:axis chart:dimension="y" chart:name="primary-y" chart:style-name="Axs1"/>
          <chart:series chart:label-cell-address="CPU01.$B$1" chart:values-cell-range-address="CPU01.$B$2:.$B$4" chart:class="chart:area" chart:attached-axis="primary-y" chart:style-name="G0S0">
            <chart:data-point chart:repeated="3"/>
          </chart:series>
          <chart:series chart:label-cell-address="CPU01.$C$1" chart:values-cell-range-address="CPU01.$C$2:.$C$4" chart:class="chart:area" chart:attached-axis="primary-y" chart:style-name="G0S1">
            <chart:data-point chart:repeated="3"/>
          </chart:series>
          <chart:series chart:label-cell-address="CPU01.$D$1" chart:values-cell-range-address="CPU01.$D$2:.$D$4" chart:class="chart:area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3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4"/>
          </chart:axis>
          <chart:axis chart:dimension="y" chart:name="primary-y" chart:style-name="Axs1"/>
          <chart:series chart:label-cell-address="CPU02.$B$1" chart:values-cell-range-address="CPU02.$B$2:.$B$4" chart:class="chart:area" chart:attached-axis="primary-y" chart:style-name="G0S0">
            <chart:data-point chart:repeated="3"/>
          </chart:series>
          <chart:series chart:label-cell-address="CPU02.$C$1" chart:values-cell-range-address="CPU02.$C$2:.$C$4" chart:class="chart:area" chart:attached-axis="primary-y" chart:style-name="G0S1">
            <chart:data-point chart:repeated="3"/>
          </chart:series>
          <chart:series chart:label-cell-address="CPU02.$D$1" chart:values-cell-range-address="CPU02.$D$2:.$D$4" chart:class="chart:area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3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4"/>
          </chart:axis>
          <chart:axis chart:dimension="y" chart:name="primary-y" chart:style-name="Axs1"/>
          <chart:series chart:label-cell-address="CPU03.$B$1" chart:values-cell-range-address="CPU03.$B$2:.$B$4" chart:class="chart:area" chart:attached-axis="primary-y" chart:style-name="G0S0">
            <chart:data-point chart:repeated="3"/>
          </chart:series>
          <chart:series chart:label-cell-address="CPU03.$C$1" chart:values-cell-range-address="CPU03.$C$2:.$C$4" chart:class="chart:area" chart:attached-axis="primary-y" chart:style-name="G0S1">
            <chart:data-point chart:repeated="3"/>
          </chart:series>
          <chart:series chart:label-cell-address="CPU03.$D$1" chart:values-cell-range-address="CPU03.$D$2:.$D$4" chart:class="chart:area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3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4"/>
          </chart:axis>
          <chart:axis chart:dimension="y" chart:name="primary-y" chart:style-name="Axs1"/>
          <chart:series chart:label-cell-address="CPU04.$B$1" chart:values-cell-range-address="CPU04.$B$2:.$B$4" chart:class="chart:area" chart:attached-axis="primary-y" chart:style-name="G0S0">
            <chart:data-point chart:repeated="3"/>
          </chart:series>
          <chart:series chart:label-cell-address="CPU04.$C$1" chart:values-cell-range-address="CPU04.$C$2:.$C$4" chart:class="chart:area" chart:attached-axis="primary-y" chart:style-name="G0S1">
            <chart:data-point chart:repeated="3"/>
          </chart:series>
          <chart:series chart:label-cell-address="CPU04.$D$1" chart:values-cell-range-address="CPU04.$D$2:.$D$4" chart:class="chart:area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30_Threads - 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4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4" chart:class="chart:area" chart:attached-axis="primary-y" chart:style-name="G0S0">
            <chart:data-point chart:repeated="3"/>
          </chart:series>
          <chart:series chart:label-cell-address="DISK_SUMM.$C$1" chart:values-cell-range-address="DISK_SUMM.$C$2:.$C$4" chart:class="chart:area" chart:attached-axis="primary-y" chart:style-name="G0S1">
            <chart:data-point chart:repeated="3"/>
          </chart:series>
          <chart:series chart:values-cell-range-address="DISK_SUMM.$D$2:.$D$4" chart:class="chart:line" chart:attached-axis="secondary-y" chart:style-name="G1S0">
            <chart:data-point chart:repeated="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3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6" chart:values-cell-range-address="DISK_SUMM.$B$6:.$D$6" chart:class="chart:bar" chart:attached-axis="primary-y" chart:style-name="G0S0">
            <chart:data-point chart:repeated="3"/>
          </chart:series>
          <chart:series chart:label-cell-address="DISK_SUMM.$A$7" chart:values-cell-range-address="DISK_SUMM.$B$7:.$D$7" chart:class="chart:bar" chart:attached-axis="primary-y" chart:style-name="G0S1">
            <chart:data-point chart:repeated="3"/>
          </chart:series>
          <chart:series chart:label-cell-address="DISK_SUMM.$A$8" chart:values-cell-range-address="DISK_SUMM.$B$8:.$D$8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30_Threads (Kbytes)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6:.$E$6" chart:class="chart:bar" chart:attached-axis="primary-y" chart:style-name="G0S0">
            <chart:data-point chart:repeated="4"/>
          </chart:series>
          <chart:series chart:values-cell-range-address="DISKBSIZE.$B$7:.$E$7" chart:class="chart:bar" chart:attached-axis="primary-y" chart:style-name="G0S1">
            <chart:data-point chart:repeated="4"/>
          </chart:series>
          <chart:series chart:values-cell-range-address="DISKBSIZE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30_Threads (Kbytes)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4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4" chart:class="chart:line" chart:attached-axis="primary-y" chart:style-name="G0S0">
            <chart:data-point chart:repeated="3"/>
          </chart:series>
          <chart:series chart:label-cell-address="DISKBSIZE.$C$1" chart:values-cell-range-address="DISKBSIZE.$C$2:.$C$4" chart:class="chart:line" chart:attached-axis="primary-y" chart:style-name="G0S1">
            <chart:data-point chart:repeated="3"/>
          </chart:series>
          <chart:series chart:label-cell-address="DISKBSIZE.$D$1" chart:values-cell-range-address="DISKBSIZE.$D$2:.$D$4" chart:class="chart:line" chart:attached-axis="primary-y" chart:style-name="G0S2">
            <chart:data-point chart:repeated="3"/>
          </chart:series>
          <chart:series chart:label-cell-address="DISKBSIZE.$E$1" chart:values-cell-range-address="DISKBSIZE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30_Threads <text:s text:c="1"/>3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6:.$E$6" chart:class="chart:bar" chart:attached-axis="primary-y" chart:style-name="G0S0">
            <chart:data-point chart:repeated="4"/>
          </chart:series>
          <chart:series chart:values-cell-range-address="DISKBUSY.$B$7:.$E$7" chart:class="chart:bar" chart:attached-axis="primary-y" chart:style-name="G0S1">
            <chart:data-point chart:repeated="4"/>
          </chart:series>
          <chart:series chart:values-cell-range-address="DISKBUSY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